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background-color="transparent"/>
    </style:style>
    <style:style style:name="P2" style:family="paragraph" style:parent-style-name="Standard">
      <style:paragraph-properties fo:line-height="100%"/>
      <style:text-properties style:use-window-font-color="true" style:font-name="URW Gothic L" fo:font-size="8pt" fo:font-weight="normal" fo:background-color="transparent" style:font-size-asian="8pt" style:font-size-complex="8pt"/>
    </style:style>
    <style:style style:name="P3" style:family="paragraph" style:parent-style-name="Standard">
      <style:paragraph-properties fo:line-height="100%"/>
      <style:text-properties style:use-window-font-color="true" style:font-name="URW Gothic L" fo:font-size="8pt" fo:background-color="transparent" style:font-size-asian="8pt" style:font-size-complex="8pt"/>
    </style:style>
    <style:style style:name="P4" style:family="paragraph" style:parent-style-name="Standard">
      <style:paragraph-properties fo:line-height="100%">
        <style:tab-stops>
          <style:tab-stop style:position="0.381cm"/>
        </style:tab-stops>
      </style:paragraph-properties>
      <style:text-properties style:use-window-font-color="true" style:font-name="URW Gothic L" fo:font-size="9pt" fo:font-weight="normal" officeooo:paragraph-rsid="000f4223" fo:background-color="transparent" style:font-size-asian="9pt" style:font-size-complex="9pt"/>
    </style:style>
    <style:style style:name="P5" style:family="paragraph" style:parent-style-name="Standard">
      <style:paragraph-properties fo:line-height="100%">
        <style:tab-stops>
          <style:tab-stop style:position="0.381cm"/>
        </style:tab-stops>
      </style:paragraph-properties>
      <style:text-properties style:use-window-font-color="true" style:font-name="URW Gothic L" fo:font-size="9pt" officeooo:paragraph-rsid="000f4223" fo:background-color="transparent" style:font-size-asian="9pt" style:font-size-complex="9pt"/>
    </style:style>
    <style:style style:name="T1" style:family="text">
      <style:text-properties fo:color="#ce9178"/>
    </style:style>
    <style:style style:name="T2" style:family="text">
      <style:text-properties fo:font-weight="normal"/>
    </style:style>
    <style:style style:name="T3" style:family="text">
      <style:text-properties fo:font-weight="normal" officeooo:rsid="000f4223"/>
    </style:style>
    <style:style style:name="T4" style:family="text">
      <style:text-properties officeooo:rsid="000f4223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draw:frame draw:style-name="fr1" draw:name="Rahmen1" text:anchor-type="paragraph" svg:width="2.6cm" svg:height="3cm" draw:z-index="0"><draw:text-box><text:p text:style-name="P4"><text:span text:style-name="T4">1<text:tab/></text:span>SRF1 </text:p><text:p text:style-name="P4"><text:span text:style-name="T4">2<text:tab/></text:span>SRF2 </text:p><text:p text:style-name="P4"><text:span text:style-name="T4">3<text:tab/></text:span>SRF3</text:p><text:p text:style-name="P5"><text:span text:style-name="T3">4<text:tab/></text:span><text:span text:style-name="T2">SRF4 </text:span></text:p><text:p text:style-name="P5"><text:span text:style-name="T3">5<text:tab/></text:span><text:span text:style-name="T2">SWR2 </text:span></text:p><text:p text:style-name="P5"><text:span text:style-name="T3">6<text:tab/>DLF</text:span></text:p><text:p text:style-name="P5"><text:span text:style-name="T3">7<text:tab/></text:span><text:span text:style-name="T2">D</text:span><text:span text:style-name="T3">LF </text:span><text:span text:style-name="T2">Kultur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Portmann</meta:initial-creator>
    <meta:creation-date>2019-03-03T11:55:02.057471073</meta:creation-date>
    <meta:printed-by>Peter Portmann</meta:printed-by>
    <meta:print-date>2019-03-03T12:05:05.808776232</meta:print-date>
    <dc:date>2019-03-03T12:06:26.707795016</dc:date>
    <dc:creator>Peter Portmann</dc:creator>
    <meta:editing-duration>PT15S</meta:editing-duration>
    <meta:editing-cycles>1</meta:editing-cycles>
    <meta:document-statistic meta:table-count="0" meta:image-count="0" meta:object-count="0" meta:page-count="1" meta:paragraph-count="7" meta:word-count="15" meta:character-count="51" meta:non-whitespace-character-count="39"/>
    <meta:generator>LibreOffice/4.3.3.2$Linux_X86_64 LibreOffice_project/430m0$Build-2</meta:generator>
  </office:meta>
</office:document-meta>
</file>